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Hermite</text:p>
          </table:table-cell>
          <table:table-cell table:style-name="ce1" office:value-type="float" office:value="2.1" calcext:value-type="float">
            <text:p>2.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Hermite</text:p>
          </table:table-cell>
          <table:table-cell table:style-name="ce1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3" calcext:value-type="float">
            <text:p>0.2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230625" calcext:value-type="float">
            <text:p>0.230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8625" calcext:value-type="float">
            <text:p>0.228625</text:p>
          </table:table-cell>
          <table:table-cell office:value-type="float" office:value="0.230625" calcext:value-type="float">
            <text:p>0.2306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48" calcext:value-type="float">
            <text:p>0.2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825" calcext:value-type="float">
            <text:p>0.22825</text:p>
          </table:table-cell>
          <table:table-cell office:value-type="float" office:value="0.228375" calcext:value-type="float">
            <text:p>0.228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8" calcext:value-type="float">
            <text:p>0.24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823828125" calcext:value-type="float">
            <text:p>0.22823828125</text:p>
          </table:table-cell>
          <table:table-cell office:value-type="float" office:value="0.228121875" calcext:value-type="float">
            <text:p>0.2281218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48" calcext:value-type="float">
            <text:p>0.248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Кор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Hermit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10892355879414" calcext:value-type="float">
            <text:p>0.310892355879414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782798611752017" calcext:value-type="float">
            <text:p>0.782798611752017</text:p>
          </table:table-cell>
          <table:table-cell table:number-columns-repeated="6"/>
        </table:table-row>
        <table:table-row table:style-name="ro1">
          <table:table-cell office:value-type="float" office:value="0.226042210349821" calcext:value-type="float">
            <text:p>0.226042210349821</text:p>
          </table:table-cell>
          <table:table-cell office:value-type="float" office:value="0.782798611752017" calcext:value-type="float">
            <text:p>0.782798611752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9:42:00.936717322</meta:creation-date>
    <dc:date>2025-03-06T10:10:28.065813675</dc:date>
    <meta:editing-duration>PT9M10S</meta:editing-duration>
    <meta:editing-cycles>6</meta:editing-cycles>
    <meta:generator>LibreOffice/7.4.7.2$Linux_X86_64 LibreOffice_project/40$Build-2</meta:generator>
    <meta:document-statistic meta:table-count="1" meta:cell-count="47" meta:object-count="0"/>
  </office:meta>
</office:document-meta>
</file>